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9mm"/>
    </style:style>
    <style:style style:name="co2" style:family="table-column">
      <style:table-column-properties fo:break-before="auto" style:column-width="109.64mm"/>
    </style:style>
    <style:style style:name="co3" style:family="table-column">
      <style:table-column-properties fo:break-before="auto" style:column-width="3.62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31.27mm"/>
    </style:style>
    <style:style style:name="co6" style:family="table-column">
      <style:table-column-properties fo:break-before="auto" style:column-width="29.03mm"/>
    </style:style>
    <style:style style:name="co7" style:family="table-column">
      <style:table-column-properties fo:break-before="auto" style:column-width="28.19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6.65mm"/>
    </style:style>
    <style:style style:name="co10" style:family="table-column">
      <style:table-column-properties fo:break-before="auto" style:column-width="81.62mm"/>
    </style:style>
    <style:style style:name="co11" style:family="table-column">
      <style:table-column-properties fo:break-before="auto" style:column-width="37.98mm"/>
    </style:style>
    <style:style style:name="co12" style:family="table-column">
      <style:table-column-properties fo:break-before="auto" style:column-width="17.8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ta1" style:family="table" style:master-page-name="PageStyle_5f_CAŁY_20_RO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padding="0.71mm"/>
    </style:style>
    <style:style style:name="ce1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c0c0c0" style:diagonal-bl-tr="none" style:diagonal-tl-br="none" fo:border-left="none" fo:padding="0.71mm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00ff00" style:diagonal-bl-tr="none" style:diagonal-tl-br="none" fo:border-left="none" fo:padding="0.71mm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0000" style:diagonal-bl-tr="none" style:diagonal-tl-br="none" fo:border="0.74pt solid #000000" fo:padding="0.71mm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ccffc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ccffcc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c0c0c0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00ff00" style:diagonal-bl-tr="none" style:diagonal-tl-br="none" fo:border-left="0.74pt solid #000000" fo:padding="0.71mm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padding="0.71mm" fo:border-right="none" style:rotation-align="none" fo:border-top="0.74pt solid #000000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5f_BuiltIn_5f_Currency" style:data-style-name="N12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13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13">
      <style:table-cell-properties fo:border-bottom="0.74pt solid #000000" fo:background-color="#c0c0c0" style:diagonal-bl-tr="none" style:diagonal-tl-br="none" fo:border-left="none" fo:padding="0.71mm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5f_BuiltIn_5f_Currency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13">
      <style:table-cell-properties fo:border-bottom="0.74pt solid #000000" fo:background-color="#ffffff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5f_BuiltIn_5f_Currency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13">
      <style:table-cell-properties fo:border-bottom="0.74pt solid #000000" fo:background-color="#00ff00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13">
      <style:table-cell-properties fo:border-bottom="0.74pt solid #000000" fo:background-color="#ff0000" style:diagonal-bl-tr="none" style:diagonal-tl-br="none" fo:border-left="none" fo:padding="0.71mm" fo:border-right="0.74pt solid #000000" style:rotation-align="none" fo:border-top="0.74pt solid #000000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13">
      <style:table-cell-properties fo:background-color="#ffffff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13">
      <style:table-cell-properties fo:background-color="#ff0000" style:diagonal-bl-tr="none" style:diagonal-tl-br="none" fo:border="0.74pt solid #000000" fo:padding="0.71mm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13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13">
      <style:table-cell-properties fo:border-bottom="0.74pt solid #000000" fo:background-color="#c0c0c0" style:diagonal-bl-tr="none" style:diagonal-tl-br="none" fo:border-left="none" fo:padding="0.71mm" fo:border-right="none" style:rotation-align="none" fo:border-top="0.74pt solid #000000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5f_BuiltIn_5f_Currency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13">
      <style:table-cell-properties style:diagonal-bl-tr="none" style:diagonal-tl-br="none" fo:border="0.74pt solid #000000" fo:padding="0.71mm" style:rotation-align="non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3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57" style:family="table-cell" style:parent-style-name="Default" style:data-style-name="N113">
      <style:table-cell-properties fo:background-color="#ffff00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13">
      <style:table-cell-properties fo:border-bottom="0.74pt solid #000000" fo:background-color="#c0c0c0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ŁY RO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6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37" table:default-cell-style-name="ce1"/>
        <table:table-column table:style-name="co12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8" office:value-type="string" calcext:value-type="string">
            <text:p>KOSZTY stałe + okresowe</text:p>
          </table:table-cell>
          <table:table-cell table:style-name="ce8"/>
          <table:table-cell table:style-name="ce2"/>
          <table:table-cell table:style-name="ce34" table:number-columns-repeated="12"/>
          <table:table-cell table:style-name="ce2"/>
          <table:table-cell table:style-name="ce34" office:value-type="string" calcext:value-type="string">
            <text:p>KOSZTY</text:p>
          </table:table-cell>
          <table:table-cell table:style-name="ce34"/>
          <table:table-cell table:style-name="ce58"/>
          <table:table-cell table:number-columns-repeated="1004"/>
        </table:table-row>
        <table:table-row table:style-name="ro1">
          <table:table-cell table:style-name="ce35" office:value-type="string" calcext:value-type="string" table:number-columns-spanned="1" table:number-rows-spanned="17">
            <text:p>KOSZTY</text:p>
          </table:table-cell>
          <table:table-cell table:style-name="ce9"/>
          <table:table-cell table:style-name="ce23"/>
          <table:table-cell table:style-name="ce35" office:value-type="string" calcext:value-type="string" table:number-columns-spanned="1" table:number-rows-spanned="17">
            <text:p>KOSZTY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II</text:p>
          </table:table-cell>
          <table:table-cell table:style-name="ce94" office:value-type="string" calcext:value-type="string">
            <text:p>III</text:p>
          </table:table-cell>
          <table:table-cell table:style-name="ce94" office:value-type="string" calcext:value-type="string">
            <text:p>IV</text:p>
          </table:table-cell>
          <table:table-cell table:style-name="ce94" office:value-type="string" calcext:value-type="string">
            <text:p>V</text:p>
          </table:table-cell>
          <table:table-cell table:style-name="ce94" office:value-type="string" calcext:value-type="string">
            <text:p>VI</text:p>
          </table:table-cell>
          <table:table-cell table:style-name="ce94" office:value-type="string" calcext:value-type="string">
            <text:p>VII</text:p>
          </table:table-cell>
          <table:table-cell table:style-name="ce94" office:value-type="string" calcext:value-type="string">
            <text:p>VIII</text:p>
          </table:table-cell>
          <table:table-cell table:style-name="ce94" office:value-type="string" calcext:value-type="string">
            <text:p>IX</text:p>
          </table:table-cell>
          <table:table-cell table:style-name="ce94" office:value-type="string" calcext:value-type="string">
            <text:p>X</text:p>
          </table:table-cell>
          <table:table-cell table:style-name="ce94" office:value-type="string" calcext:value-type="string">
            <text:p>XI</text:p>
          </table:table-cell>
          <table:table-cell table:style-name="ce94" office:value-type="string" calcext:value-type="string">
            <text:p>XII</text:p>
          </table:table-cell>
          <table:table-cell table:style-name="ce35" office:value-type="string" calcext:value-type="string" table:number-columns-spanned="1" table:number-rows-spanned="17">
            <text:p>KOSZTY</text:p>
          </table:table-cell>
          <table:table-cell table:style-name="ce9"/>
          <table:table-cell table:style-name="ce94" office:value-type="string" calcext:value-type="string" table:number-columns-spanned="2" table:number-rows-spanned="1">
            <text:p>założone</text:p>
          </table:table-cell>
          <table:covered-table-cell table:style-name="ce94"/>
          <table:table-cell table:style-name="ce60" table:number-columns-repeated="1004"/>
        </table:table-row>
        <table:table-row table:style-name="ro1">
          <table:covered-table-cell table:style-name="ce35"/>
          <table:table-cell table:style-name="ce10"/>
          <table:table-cell table:style-name="ce24"/>
          <table:covered-table-cell table:style-name="ce35"/>
          <table:table-cell table:number-columns-repeated="12" table:style-name="ce23" office:value-type="string" calcext:value-type="string">
            <text:p>założone</text:p>
          </table:table-cell>
          <table:covered-table-cell table:style-name="ce35"/>
          <table:table-cell table:style-name="ce10"/>
          <table:table-cell table:style-name="ce94" office:value-type="string" calcext:value-type="string">
            <text:p>I-połowa roku</text:p>
          </table:table-cell>
          <table:table-cell table:style-name="ce94" office:value-type="string" calcext:value-type="string">
            <text:p>II-połowa roku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usługi telekomunikacyjne (2 x internet 100/100Mb/s) </text:p>
          </table:table-cell>
          <table:table-cell table:style-name="ce2"/>
          <table:covered-table-cell table:style-name="ce35"/>
          <table:table-cell table:number-columns-repeated="12" table:style-name="ce36" office:value-type="currency" office:currency="PLN" office:value="110" calcext:value-type="currency">
            <text:p>110,00 zł </text:p>
          </table:table-cell>
          <table:covered-table-cell table:style-name="ce35"/>
          <table:table-cell table:style-name="ce11" table:formula="of:=[.B6]" office:value-type="string" office:string-value="usługi telekomunikacyjne (2 x internet 100/100Mb/s) " calcext:value-type="string">
            <text:p>usługi telekomunikacyjne (2 x internet 100/100Mb/s) </text:p>
          </table:table-cell>
          <table:table-cell table:style-name="ce55" table:formula="of:=[.E6]+[.F6]+[.G6]+[.H6]+[.I6]+[.J6]" office:value-type="float" office:value="660" calcext:value-type="float">
            <text:p><text:s/>660,00 zł </text:p>
          </table:table-cell>
          <table:table-cell table:style-name="ce55" table:formula="of:=[.K6]+[.L6]+[.M6]+[.N6]+[.O6]+[.P6]" office:value-type="float" office:value="660" calcext:value-type="float">
            <text:p><text:s/>660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usługi telekomunikacyjne (voip - numer polski,numer kanadyjski )</text:p>
          </table:table-cell>
          <table:table-cell table:style-name="ce2"/>
          <table:covered-table-cell table:style-name="ce35"/>
          <table:table-cell table:number-columns-repeated="12" table:style-name="ce36" office:value-type="currency" office:currency="PLN" office:value="70" calcext:value-type="currency">
            <text:p>70,00 zł </text:p>
          </table:table-cell>
          <table:covered-table-cell table:style-name="ce35"/>
          <table:table-cell table:style-name="ce11" table:formula="of:=[.B7]" office:value-type="string" office:string-value="usługi telekomunikacyjne (voip - numer polski,numer kanadyjski )" calcext:value-type="string">
            <text:p>usługi telekomunikacyjne (voip - numer polski,numer kanadyjski )</text:p>
          </table:table-cell>
          <table:table-cell table:style-name="ce55" table:formula="of:=[.E7]+[.F7]+[.G7]+[.H7]+[.I7]+[.J7]" office:value-type="float" office:value="420" calcext:value-type="float">
            <text:p><text:s/>420,00 zł </text:p>
          </table:table-cell>
          <table:table-cell table:style-name="ce55" table:formula="of:=[.K7]+[.L7]+[.M7]+[.N7]+[.O7]+[.P7]" office:value-type="float" office:value="420" calcext:value-type="float">
            <text:p><text:s/>420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prąd</text:p>
          </table:table-cell>
          <table:table-cell table:style-name="ce2"/>
          <table:covered-table-cell table:style-name="ce35"/>
          <table:table-cell table:number-columns-repeated="12" table:style-name="ce36" office:value-type="currency" office:currency="PLN" office:value="340" calcext:value-type="currency">
            <text:p>340,00 zł </text:p>
          </table:table-cell>
          <table:covered-table-cell table:style-name="ce35"/>
          <table:table-cell table:style-name="ce11" table:formula="of:=[.B8]" office:value-type="string" office:string-value="prąd" calcext:value-type="string">
            <text:p>prąd</text:p>
          </table:table-cell>
          <table:table-cell table:style-name="ce55" table:formula="of:=[.E8]+[.F8]+[.G8]+[.H8]+[.I8]+[.J8]" office:value-type="float" office:value="2040" calcext:value-type="float">
            <text:p><text:s/>2 040,00 zł </text:p>
          </table:table-cell>
          <table:table-cell table:style-name="ce55" table:formula="of:=[.K8]+[.L8]+[.M8]+[.N8]+[.O8]+[.P8]" office:value-type="float" office:value="2040" calcext:value-type="float">
            <text:p><text:s/>2 040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reklama internetowa[ t=3 miesiące]</text:p>
          </table:table-cell>
          <table:table-cell table:style-name="ce2"/>
          <table:covered-table-cell table:style-name="ce35"/>
          <table:table-cell table:style-name="ce36" office:value-type="currency" office:currency="PLN" office:value="300" calcext:value-type="currency">
            <text:p>300,00 zł </text:p>
          </table:table-cell>
          <table:table-cell table:style-name="ce36" table:number-columns-repeated="2"/>
          <table:table-cell table:style-name="ce36" office:value-type="currency" office:currency="PLN" office:value="300" calcext:value-type="currency">
            <text:p>300,00 zł </text:p>
          </table:table-cell>
          <table:table-cell table:style-name="ce36" table:number-columns-repeated="2"/>
          <table:table-cell table:style-name="ce36" office:value-type="currency" office:currency="PLN" office:value="300" calcext:value-type="currency">
            <text:p>300,00 zł </text:p>
          </table:table-cell>
          <table:table-cell table:style-name="ce36" table:number-columns-repeated="2"/>
          <table:table-cell table:style-name="ce36" office:value-type="currency" office:currency="PLN" office:value="300" calcext:value-type="currency">
            <text:p>300,00 zł </text:p>
          </table:table-cell>
          <table:table-cell table:style-name="ce36" table:number-columns-repeated="2"/>
          <table:covered-table-cell table:style-name="ce35"/>
          <table:table-cell table:style-name="ce11" table:formula="of:=[.B9]" office:value-type="string" office:string-value="reklama internetowa[ t=3 miesiące]" calcext:value-type="string">
            <text:p>reklama internetowa[ t=3 miesiące]</text:p>
          </table:table-cell>
          <table:table-cell table:style-name="ce55" table:formula="of:=[.E9]+[.F9]+[.G9]+[.H9]+[.I9]+[.J9]" office:value-type="float" office:value="600" calcext:value-type="float">
            <text:p><text:s/>600,00 zł </text:p>
          </table:table-cell>
          <table:table-cell table:style-name="ce55" table:formula="of:=[.K9]+[.L9]+[.M9]+[.N9]+[.O9]+[.P9]" office:value-type="float" office:value="600" calcext:value-type="float">
            <text:p><text:s/>600,00 zł </text:p>
          </table:table-cell>
          <table:table-cell table:number-columns-repeated="1004"/>
        </table:table-row>
        <table:table-row table:style-name="ro3">
          <table:covered-table-cell table:style-name="ce35"/>
          <table:table-cell table:style-name="ce12" office:value-type="string" calcext:value-type="string">
            <text:p>usługa księgowego</text:p>
          </table:table-cell>
          <table:table-cell table:style-name="ce25"/>
          <table:covered-table-cell table:style-name="ce35"/>
          <table:table-cell table:number-columns-repeated="12" table:style-name="ce36" office:value-type="currency" office:currency="PLN" office:value="200" calcext:value-type="currency">
            <text:p>200,00 zł </text:p>
          </table:table-cell>
          <table:covered-table-cell table:style-name="ce35"/>
          <table:table-cell table:style-name="ce11" table:formula="of:=[.B10]" office:value-type="string" office:string-value="usługa księgowego" calcext:value-type="string">
            <text:p>usługa księgowego</text:p>
          </table:table-cell>
          <table:table-cell table:style-name="ce55" table:formula="of:=[.E10]+[.F10]+[.G10]+[.H10]+[.I10]+[.J10]" office:value-type="float" office:value="1200" calcext:value-type="float">
            <text:p><text:s/>1 200,00 zł </text:p>
          </table:table-cell>
          <table:table-cell table:style-name="ce55" table:formula="of:=[.K10]+[.L10]+[.M10]+[.N10]+[.O10]+[.P10]" office:value-type="float" office:value="1200" calcext:value-type="float">
            <text:p><text:s/>1 200,00 zł </text:p>
          </table:table-cell>
          <table:table-cell table:number-columns-repeated="1004"/>
        </table:table-row>
        <table:table-row table:style-name="ro3">
          <table:covered-table-cell table:style-name="ce35"/>
          <table:table-cell table:style-name="ce12" office:value-type="string" calcext:value-type="string">
            <text:p>usługa pozycjonowaniia [t=3 miesiące]</text:p>
          </table:table-cell>
          <table:table-cell table:style-name="ce25"/>
          <table:covered-table-cell table:style-name="ce35"/>
          <table:table-cell table:style-name="ce36"/>
          <table:table-cell table:style-name="ce36" office:value-type="currency" office:currency="PLN" office:value="300" calcext:value-type="currency">
            <text:p>300,00 zł </text:p>
          </table:table-cell>
          <table:table-cell table:style-name="ce36" table:number-columns-repeated="2"/>
          <table:table-cell table:style-name="ce36" office:value-type="currency" office:currency="PLN" office:value="300" calcext:value-type="currency">
            <text:p>300,00 zł </text:p>
          </table:table-cell>
          <table:table-cell table:style-name="ce36" table:number-columns-repeated="2"/>
          <table:table-cell table:style-name="ce36" office:value-type="currency" office:currency="PLN" office:value="300" calcext:value-type="currency">
            <text:p>300,00 zł </text:p>
          </table:table-cell>
          <table:table-cell table:style-name="ce36" table:number-columns-repeated="2"/>
          <table:table-cell table:style-name="ce36" office:value-type="currency" office:currency="PLN" office:value="300" calcext:value-type="currency">
            <text:p>300,00 zł </text:p>
          </table:table-cell>
          <table:table-cell table:style-name="ce36"/>
          <table:covered-table-cell table:style-name="ce35"/>
          <table:table-cell table:style-name="ce11" table:formula="of:=[.B11]" office:value-type="string" office:string-value="usługa pozycjonowaniia [t=3 miesiące]" calcext:value-type="string">
            <text:p>usługa pozycjonowaniia [t=3 miesiące]</text:p>
          </table:table-cell>
          <table:table-cell table:style-name="ce55" table:formula="of:=[.E11]+[.F11]+[.G11]+[.H11]+[.I11]+[.J11]" office:value-type="float" office:value="600" calcext:value-type="float">
            <text:p><text:s/>600,00 zł </text:p>
          </table:table-cell>
          <table:table-cell table:style-name="ce55" table:formula="of:=[.K11]+[.L11]+[.M11]+[.N11]+[.O11]+[.P11]" office:value-type="float" office:value="600" calcext:value-type="float">
            <text:p><text:s/>600,00 zł </text:p>
          </table:table-cell>
          <table:table-cell table:number-columns-repeated="1004"/>
        </table:table-row>
        <table:table-row table:style-name="ro3">
          <table:covered-table-cell table:style-name="ce35"/>
          <table:table-cell table:style-name="ce12" office:value-type="string" calcext:value-type="string">
            <text:p>kolportaż ulotek [t=3 miesiace]</text:p>
          </table:table-cell>
          <table:table-cell table:style-name="ce25"/>
          <table:covered-table-cell table:style-name="ce35"/>
          <table:table-cell table:style-name="ce36" table:number-columns-repeated="2"/>
          <table:table-cell table:style-name="ce36" office:value-type="currency" office:currency="PLN" office:value="200" calcext:value-type="currency">
            <text:p>200,00 zł </text:p>
          </table:table-cell>
          <table:table-cell table:style-name="ce36" table:number-columns-repeated="2"/>
          <table:table-cell table:style-name="ce36" office:value-type="currency" office:currency="PLN" office:value="200" calcext:value-type="currency">
            <text:p>200,00 zł </text:p>
          </table:table-cell>
          <table:table-cell table:style-name="ce36" table:number-columns-repeated="2"/>
          <table:table-cell table:style-name="ce36" office:value-type="currency" office:currency="PLN" office:value="200" calcext:value-type="currency">
            <text:p>200,00 zł </text:p>
          </table:table-cell>
          <table:table-cell table:style-name="ce36" table:number-columns-repeated="2"/>
          <table:table-cell table:style-name="ce36" office:value-type="currency" office:currency="PLN" office:value="200" calcext:value-type="currency">
            <text:p>200,00 zł </text:p>
          </table:table-cell>
          <table:covered-table-cell table:style-name="ce35"/>
          <table:table-cell table:style-name="ce11" table:formula="of:=[.B12]" office:value-type="string" office:string-value="kolportaż ulotek [t=3 miesiace]" calcext:value-type="string">
            <text:p>kolportaż ulotek [t=3 miesiace]</text:p>
          </table:table-cell>
          <table:table-cell table:style-name="ce55" table:formula="of:=[.E12]+[.F12]+[.G12]+[.H12]+[.I12]+[.J12]" office:value-type="float" office:value="400" calcext:value-type="float">
            <text:p><text:s/>400,00 zł </text:p>
          </table:table-cell>
          <table:table-cell table:style-name="ce55" table:formula="of:=[.K12]+[.L12]+[.M12]+[.N12]+[.O12]+[.P12]" office:value-type="float" office:value="400" calcext:value-type="float">
            <text:p><text:s/>400,00 zł </text:p>
          </table:table-cell>
          <table:table-cell table:number-columns-repeated="1004"/>
        </table:table-row>
        <table:table-row table:style-name="ro1">
          <table:covered-table-cell table:style-name="ce35"/>
          <table:table-cell table:style-name="ce12" office:value-type="string" calcext:value-type="string">
            <text:p>koszty materiałów biurowych (papier, długopisy, toner)</text:p>
          </table:table-cell>
          <table:table-cell table:style-name="ce25"/>
          <table:covered-table-cell table:style-name="ce35"/>
          <table:table-cell table:number-columns-repeated="12" table:style-name="ce36" office:value-type="currency" office:currency="PLN" office:value="20" calcext:value-type="currency">
            <text:p>20,00 zł </text:p>
          </table:table-cell>
          <table:covered-table-cell table:style-name="ce35"/>
          <table:table-cell table:style-name="ce11" table:formula="of:=[.B13]" office:value-type="string" office:string-value="koszty materiałów biurowych (papier, długopisy, toner)" calcext:value-type="string">
            <text:p>koszty materiałów biurowych (papier, długopisy, toner)</text:p>
          </table:table-cell>
          <table:table-cell table:style-name="ce55" table:formula="of:=[.E13]+[.F13]+[.G13]+[.H13]+[.I13]+[.J13]" office:value-type="float" office:value="120" calcext:value-type="float">
            <text:p><text:s/>120,00 zł </text:p>
          </table:table-cell>
          <table:table-cell table:style-name="ce55" table:formula="of:=[.K13]+[.L13]+[.M13]+[.N13]+[.O13]+[.P13]" office:value-type="float" office:value="120" calcext:value-type="float">
            <text:p><text:s/>120,00 zł </text:p>
          </table:table-cell>
          <table:table-cell table:number-columns-repeated="1004"/>
        </table:table-row>
        <table:table-row table:style-name="ro1">
          <table:covered-table-cell table:style-name="ce35"/>
          <table:table-cell table:style-name="ce12" office:value-type="string" calcext:value-type="string">
            <text:p>ZUS</text:p>
          </table:table-cell>
          <table:table-cell table:style-name="ce25"/>
          <table:covered-table-cell table:style-name="ce35"/>
          <table:table-cell table:style-name="ce36" office:value-type="currency" office:currency="PLN" office:value="425.58" calcext:value-type="currency">
            <text:p>425,58 zł </text:p>
          </table:table-cell>
          <table:table-cell table:style-name="ce36" office:value-type="currency" office:currency="PLN" office:value="426.58" calcext:value-type="currency">
            <text:p>426,58 zł </text:p>
          </table:table-cell>
          <table:table-cell table:style-name="ce36" office:value-type="currency" office:currency="PLN" office:value="427.58" calcext:value-type="currency">
            <text:p>427,58 zł </text:p>
          </table:table-cell>
          <table:table-cell table:style-name="ce36" office:value-type="currency" office:currency="PLN" office:value="428.58" calcext:value-type="currency">
            <text:p>428,58 zł </text:p>
          </table:table-cell>
          <table:table-cell table:style-name="ce36" office:value-type="currency" office:currency="PLN" office:value="429.58" calcext:value-type="currency">
            <text:p>429,58 zł </text:p>
          </table:table-cell>
          <table:table-cell table:style-name="ce36" office:value-type="currency" office:currency="PLN" office:value="430.58" calcext:value-type="currency">
            <text:p>430,58 zł </text:p>
          </table:table-cell>
          <table:table-cell table:style-name="ce36" office:value-type="currency" office:currency="PLN" office:value="431.58" calcext:value-type="currency">
            <text:p>431,58 zł </text:p>
          </table:table-cell>
          <table:table-cell table:style-name="ce36" office:value-type="currency" office:currency="PLN" office:value="432.58" calcext:value-type="currency">
            <text:p>432,58 zł </text:p>
          </table:table-cell>
          <table:table-cell table:style-name="ce36" office:value-type="currency" office:currency="PLN" office:value="433.58" calcext:value-type="currency">
            <text:p>433,58 zł </text:p>
          </table:table-cell>
          <table:table-cell table:style-name="ce36" office:value-type="currency" office:currency="PLN" office:value="434.58" calcext:value-type="currency">
            <text:p>434,58 zł </text:p>
          </table:table-cell>
          <table:table-cell table:style-name="ce36" office:value-type="currency" office:currency="PLN" office:value="435.58" calcext:value-type="currency">
            <text:p>435,58 zł </text:p>
          </table:table-cell>
          <table:table-cell table:style-name="ce36" office:value-type="currency" office:currency="PLN" office:value="436.58" calcext:value-type="currency">
            <text:p>436,58 zł </text:p>
          </table:table-cell>
          <table:covered-table-cell table:style-name="ce35"/>
          <table:table-cell table:style-name="ce11" table:formula="of:=[.B14]" office:value-type="string" office:string-value="ZUS" calcext:value-type="string">
            <text:p>ZUS</text:p>
          </table:table-cell>
          <table:table-cell table:style-name="ce55" table:formula="of:=[.E14]+[.F14]+[.G14]+[.H14]+[.I14]+[.J14]" office:value-type="float" office:value="2568.48" calcext:value-type="float">
            <text:p><text:s/>2 568,48 zł </text:p>
          </table:table-cell>
          <table:table-cell table:style-name="ce55" table:formula="of:=[.K14]+[.L14]+[.M14]+[.N14]+[.O14]+[.P14]" office:value-type="float" office:value="2604.48" calcext:value-type="float">
            <text:p><text:s/>2 604,48 zł </text:p>
          </table:table-cell>
          <table:table-cell table:number-columns-repeated="1004"/>
        </table:table-row>
        <table:table-row table:style-name="ro1">
          <table:covered-table-cell table:style-name="ce35"/>
          <table:table-cell table:style-name="ce12" office:value-type="string" calcext:value-type="string">
            <text:p>Ubezpieczenie rzeczowe</text:p>
          </table:table-cell>
          <table:table-cell table:style-name="ce25"/>
          <table:covered-table-cell table:style-name="ce35"/>
          <table:table-cell table:number-columns-repeated="12" table:style-name="ce36" office:value-type="currency" office:currency="PLN" office:value="50" calcext:value-type="currency">
            <text:p>50,00 zł </text:p>
          </table:table-cell>
          <table:covered-table-cell table:style-name="ce35"/>
          <table:table-cell table:style-name="ce11" table:formula="of:=[.B15]" office:value-type="string" office:string-value="Ubezpieczenie rzeczowe" calcext:value-type="string">
            <text:p>Ubezpieczenie rzeczowe</text:p>
          </table:table-cell>
          <table:table-cell table:style-name="ce55" table:formula="of:=[.E15]+[.F15]+[.G15]+[.H15]+[.I15]+[.J15]" office:value-type="float" office:value="300" calcext:value-type="float">
            <text:p><text:s/>300,00 zł </text:p>
          </table:table-cell>
          <table:table-cell table:style-name="ce55" table:formula="of:=[.K15]+[.L15]+[.M15]+[.N15]+[.O15]+[.P15]" office:value-type="float" office:value="300" calcext:value-type="float">
            <text:p><text:s/>300,00 zł </text:p>
          </table:table-cell>
          <table:table-cell table:number-columns-repeated="1004"/>
        </table:table-row>
        <table:table-row table:style-name="ro1">
          <table:covered-table-cell table:style-name="ce35"/>
          <table:table-cell table:style-name="ce13"/>
          <table:table-cell table:style-name="ce14"/>
          <table:covered-table-cell table:style-name="ce35"/>
          <table:table-cell table:style-name="ce36" table:number-columns-repeated="12"/>
          <table:covered-table-cell table:style-name="ce35"/>
          <table:table-cell table:style-name="ce11"/>
          <table:table-cell table:style-name="ce55" table:formula="of:=[.E16]+[.F16]+[.G16]+[.H16]+[.I16]+[.J16]" office:value-type="float" office:value="0" calcext:value-type="float">
            <text:p><text:s/>- zł </text:p>
          </table:table-cell>
          <table:table-cell table:style-name="ce55" table:formula="of:=[.K16]+[.L16]+[.M16]+[.N16]+[.O16]+[.P16]" office:value-type="float" office:value="0" calcext:value-type="float">
            <text:p><text:s/>- zł </text:p>
          </table:table-cell>
          <table:table-cell table:number-columns-repeated="1004"/>
        </table:table-row>
        <table:table-row table:style-name="ro1">
          <table:covered-table-cell table:style-name="ce35"/>
          <table:table-cell table:style-name="ce13"/>
          <table:table-cell table:style-name="ce14"/>
          <table:covered-table-cell table:style-name="ce35"/>
          <table:table-cell table:style-name="ce36" table:number-columns-repeated="12"/>
          <table:covered-table-cell table:style-name="ce35"/>
          <table:table-cell table:style-name="ce11"/>
          <table:table-cell table:style-name="ce55" table:formula="of:=[.E17]+[.F17]+[.G17]+[.H17]+[.I17]+[.J17]" office:value-type="float" office:value="0" calcext:value-type="float">
            <text:p><text:s/>- zł </text:p>
          </table:table-cell>
          <table:table-cell table:style-name="ce55" table:formula="of:=[.K17]+[.L17]+[.M17]+[.N17]+[.O17]+[.P17]" office:value-type="float" office:value="0" calcext:value-type="float">
            <text:p><text:s/>- zł </text:p>
          </table:table-cell>
          <table:table-cell table:style-name="ce61" table:number-columns-repeated="1004"/>
        </table:table-row>
        <table:table-row table:style-name="ro1">
          <table:covered-table-cell table:style-name="ce35"/>
          <table:table-cell table:style-name="ce14" table:number-columns-repeated="2"/>
          <table:covered-table-cell table:style-name="ce35"/>
          <table:table-cell table:style-name="ce36" table:number-columns-repeated="12"/>
          <table:covered-table-cell table:style-name="ce35"/>
          <table:table-cell table:style-name="ce11"/>
          <table:table-cell table:style-name="ce55" table:formula="of:=[.E18]+[.F18]+[.G18]+[.H18]+[.I18]+[.J18]" office:value-type="float" office:value="0" calcext:value-type="float">
            <text:p><text:s/>- zł </text:p>
          </table:table-cell>
          <table:table-cell table:style-name="ce55" table:formula="of:=[.K18]+[.L18]+[.M18]+[.N18]+[.O18]+[.P18]" office:value-type="float" office:value="0" calcext:value-type="float">
            <text:p><text:s/>- zł </text:p>
          </table:table-cell>
          <table:table-cell table:style-name="ce61" table:number-columns-repeated="1004"/>
        </table:table-row>
        <table:table-row table:style-name="ro1">
          <table:covered-table-cell table:style-name="ce35"/>
          <table:table-cell table:style-name="ce15" office:value-type="string" calcext:value-type="string">
            <text:p>Razem koszty w miesiącu</text:p>
          </table:table-cell>
          <table:table-cell table:style-name="ce26"/>
          <table:covered-table-cell table:style-name="ce35"/>
          <table:table-cell table:style-name="ce37" table:formula="of:=SUM([.E6:.E18])" office:value-type="float" office:value="1515.58" calcext:value-type="float">
            <text:p><text:s/>1 515,58 zł </text:p>
          </table:table-cell>
          <table:table-cell table:style-name="ce37" table:formula="of:=SUM([.F6:.F18])" office:value-type="float" office:value="1516.58" calcext:value-type="float">
            <text:p><text:s/>1 516,58 zł </text:p>
          </table:table-cell>
          <table:table-cell table:style-name="ce37" table:formula="of:=SUM([.G6:.G18])" office:value-type="float" office:value="1417.58" calcext:value-type="float">
            <text:p><text:s/>1 417,58 zł </text:p>
          </table:table-cell>
          <table:table-cell table:style-name="ce37" table:formula="of:=SUM([.H6:.H18])" office:value-type="float" office:value="1518.58" calcext:value-type="float">
            <text:p><text:s/>1 518,58 zł </text:p>
          </table:table-cell>
          <table:table-cell table:style-name="ce37" table:formula="of:=SUM([.I6:.I18])" office:value-type="float" office:value="1519.58" calcext:value-type="float">
            <text:p><text:s/>1 519,58 zł </text:p>
          </table:table-cell>
          <table:table-cell table:style-name="ce37" table:formula="of:=SUM([.J6:.J18])" office:value-type="float" office:value="1420.58" calcext:value-type="float">
            <text:p><text:s/>1 420,58 zł </text:p>
          </table:table-cell>
          <table:table-cell table:style-name="ce37" table:formula="of:=SUM([.K6:.K18])" office:value-type="float" office:value="1521.58" calcext:value-type="float">
            <text:p><text:s/>1 521,58 zł </text:p>
          </table:table-cell>
          <table:table-cell table:style-name="ce37" table:formula="of:=SUM([.L6:.L18])" office:value-type="float" office:value="1522.58" calcext:value-type="float">
            <text:p><text:s/>1 522,58 zł </text:p>
          </table:table-cell>
          <table:table-cell table:style-name="ce37" table:formula="of:=SUM([.M6:.M18])" office:value-type="float" office:value="1423.58" calcext:value-type="float">
            <text:p><text:s/>1 423,58 zł </text:p>
          </table:table-cell>
          <table:table-cell table:style-name="ce37" table:formula="of:=SUM([.N6:.N18])" office:value-type="float" office:value="1524.58" calcext:value-type="float">
            <text:p><text:s/>1 524,58 zł </text:p>
          </table:table-cell>
          <table:table-cell table:style-name="ce37" table:formula="of:=SUM([.O6:.O18])" office:value-type="float" office:value="1525.58" calcext:value-type="float">
            <text:p><text:s/>1 525,58 zł </text:p>
          </table:table-cell>
          <table:table-cell table:style-name="ce37" table:formula="of:=SUM([.P6:.P18])" office:value-type="float" office:value="1426.58" calcext:value-type="float">
            <text:p><text:s/>1 426,58 zł </text:p>
          </table:table-cell>
          <table:covered-table-cell table:style-name="ce35"/>
          <table:table-cell table:style-name="ce15" office:value-type="string" calcext:value-type="string">
            <text:p>Razem koszty półroczne</text:p>
          </table:table-cell>
          <table:table-cell table:style-name="ce48" table:formula="of:=[.O19]+[.M19]+[.K19]+[.I19]+[.G19]+[.E19]" office:value-type="float" office:value="8923.48" calcext:value-type="float">
            <text:p><text:s/>8 923,48 zł </text:p>
          </table:table-cell>
          <table:table-cell table:style-name="ce48" table:formula="of:=SUM([.T6:.T18])" office:value-type="float" office:value="8944.48" calcext:value-type="float">
            <text:p><text:s/>8 944,48 zł </text:p>
          </table:table-cell>
          <table:table-cell table:style-name="ce62" table:number-columns-repeated="1004"/>
        </table:table-row>
        <table:table-row table:style-name="ro2">
          <table:covered-table-cell table:style-name="ce35"/>
          <table:table-cell table:style-name="ce16" table:number-columns-repeated="2"/>
          <table:covered-table-cell table:style-name="ce35"/>
          <table:table-cell table:style-name="ce16" table:number-columns-repeated="12"/>
          <table:covered-table-cell table:style-name="ce35"/>
          <table:table-cell table:style-name="ce52" office:value-type="string" calcext:value-type="string">
            <text:p>Razem koszty roczne</text:p>
          </table:table-cell>
          <table:table-cell table:style-name="ce56" table:formula="of:=[.S19]+[.T19]" office:value-type="float" office:value="17867.96" calcext:value-type="float" table:number-columns-spanned="2" table:number-rows-spanned="1">
            <text:p>17867,96</text:p>
          </table:table-cell>
          <table:covered-table-cell table:style-name="ce56"/>
          <table:table-cell table:number-columns-repeated="1004"/>
        </table:table-row>
        <table:table-row table:style-name="ro2">
          <table:table-cell table:style-name="ce35" office:value-type="string" calcext:value-type="string" table:number-columns-spanned="1" table:number-rows-spanned="17">
            <text:p>PRZYCHODY</text:p>
          </table:table-cell>
          <table:table-cell table:style-name="ce17" office:value-type="string" calcext:value-type="string">
            <text:p>PRZYCHODY</text:p>
          </table:table-cell>
          <table:table-cell table:style-name="ce27"/>
          <table:table-cell table:style-name="ce35"/>
          <table:table-cell table:style-name="ce38" table:number-columns-repeated="8"/>
          <table:table-cell table:style-name="ce49"/>
          <table:table-cell table:style-name="ce38"/>
          <table:table-cell table:style-name="ce49"/>
          <table:table-cell table:style-name="ce38"/>
          <table:table-cell table:style-name="ce35" office:value-type="string" calcext:value-type="string" table:number-columns-spanned="1" table:number-rows-spanned="17">
            <text:p>PRZYCHODY</text:p>
          </table:table-cell>
          <table:table-cell table:style-name="ce17" office:value-type="string" calcext:value-type="string">
            <text:p>PRZYCHODY</text:p>
          </table:table-cell>
          <table:table-cell table:style-name="ce38"/>
          <table:table-cell table:style-name="ce59"/>
          <table:table-cell table:number-columns-repeated="1004"/>
        </table:table-row>
        <table:table-row table:style-name="ro1">
          <table:covered-table-cell table:style-name="ce35"/>
          <table:table-cell table:style-name="ce10"/>
          <table:table-cell table:style-name="ce28"/>
          <table:table-cell table:style-name="ce35" office:value-type="string" calcext:value-type="string" table:number-columns-spanned="1" table:number-rows-spanned="17">
            <text:p>PRZYCHODY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II</text:p>
          </table:table-cell>
          <table:table-cell table:style-name="ce94" office:value-type="string" calcext:value-type="string">
            <text:p>III</text:p>
          </table:table-cell>
          <table:table-cell table:style-name="ce94" office:value-type="string" calcext:value-type="string">
            <text:p>IV</text:p>
          </table:table-cell>
          <table:table-cell table:style-name="ce94" office:value-type="string" calcext:value-type="string">
            <text:p>V</text:p>
          </table:table-cell>
          <table:table-cell table:style-name="ce94" office:value-type="string" calcext:value-type="string">
            <text:p>VI</text:p>
          </table:table-cell>
          <table:table-cell table:style-name="ce94" office:value-type="string" calcext:value-type="string">
            <text:p>VII</text:p>
          </table:table-cell>
          <table:table-cell table:style-name="ce94" office:value-type="string" calcext:value-type="string">
            <text:p>VIII</text:p>
          </table:table-cell>
          <table:table-cell table:style-name="ce94" office:value-type="string" calcext:value-type="string">
            <text:p>IX</text:p>
          </table:table-cell>
          <table:table-cell table:style-name="ce94" office:value-type="string" calcext:value-type="string">
            <text:p>X</text:p>
          </table:table-cell>
          <table:table-cell table:style-name="ce94" office:value-type="string" calcext:value-type="string">
            <text:p>XI</text:p>
          </table:table-cell>
          <table:table-cell table:style-name="ce94" office:value-type="string" calcext:value-type="string">
            <text:p>XII</text:p>
          </table:table-cell>
          <table:covered-table-cell table:style-name="ce35"/>
          <table:table-cell table:style-name="ce10"/>
          <table:table-cell table:style-name="ce94" office:value-type="string" calcext:value-type="string" table:number-columns-spanned="2" table:number-rows-spanned="1">
            <text:p>założone</text:p>
          </table:table-cell>
          <table:covered-table-cell table:style-name="ce94"/>
          <table:table-cell table:number-columns-repeated="1004"/>
        </table:table-row>
        <table:table-row table:style-name="ro2">
          <table:covered-table-cell table:style-name="ce35"/>
          <table:table-cell table:style-name="ce10"/>
          <table:table-cell table:style-name="ce24"/>
          <table:covered-table-cell table:style-name="ce35"/>
          <table:table-cell table:number-columns-repeated="12" table:style-name="ce23" office:value-type="string" calcext:value-type="string">
            <text:p>założone</text:p>
          </table:table-cell>
          <table:covered-table-cell table:style-name="ce35"/>
          <table:table-cell table:style-name="ce10"/>
          <table:table-cell table:style-name="ce94" office:value-type="string" calcext:value-type="string">
            <text:p>I-połowa roku</text:p>
          </table:table-cell>
          <table:table-cell table:style-name="ce94" office:value-type="string" calcext:value-type="string">
            <text:p>II-połowa roku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Szafy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462" calcext:value-type="float">
            <text:p><text:s/>462,00 zł </text:p>
          </table:table-cell>
          <table:covered-table-cell table:style-name="ce35"/>
          <table:table-cell table:style-name="ce11" office:value-type="string" calcext:value-type="string">
            <text:p>Szafy</text:p>
          </table:table-cell>
          <table:table-cell table:style-name="ce55" table:formula="of:=[.E24]+[.F24]+[.G24]+[.H24]+[.I24]+[.J24]" office:value-type="float" office:value="2772" calcext:value-type="float">
            <text:p><text:s/>2 772,00 zł </text:p>
          </table:table-cell>
          <table:table-cell table:style-name="ce55" table:formula="of:=[.K24]+[.L24]+[.M24]+[.N24]+[.O24]+[.P24]" office:value-type="float" office:value="2772" calcext:value-type="float">
            <text:p><text:s/>2 772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Szafki nocne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89" calcext:value-type="float">
            <text:p><text:s/>89,00 zł </text:p>
          </table:table-cell>
          <table:covered-table-cell table:style-name="ce35"/>
          <table:table-cell table:style-name="ce11" office:value-type="string" calcext:value-type="string">
            <text:p>Szafki nocne</text:p>
          </table:table-cell>
          <table:table-cell table:style-name="ce55" table:formula="of:=[.E25]+[.F25]+[.G25]+[.H25]+[.I25]+[.J25]" office:value-type="float" office:value="534" calcext:value-type="float">
            <text:p><text:s/>534,00 zł </text:p>
          </table:table-cell>
          <table:table-cell table:style-name="ce55" table:formula="of:=[.K25]+[.L25]+[.M25]+[.N25]+[.O25]+[.P25]" office:value-type="float" office:value="534" calcext:value-type="float">
            <text:p><text:s/>534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Komody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289" calcext:value-type="float">
            <text:p><text:s/>289,00 zł </text:p>
          </table:table-cell>
          <table:covered-table-cell table:style-name="ce35"/>
          <table:table-cell table:style-name="ce11" office:value-type="string" calcext:value-type="string">
            <text:p>Komody</text:p>
          </table:table-cell>
          <table:table-cell table:style-name="ce55" table:formula="of:=[.E26]+[.F26]+[.G26]+[.H26]+[.I26]+[.J26]" office:value-type="float" office:value="1734" calcext:value-type="float">
            <text:p><text:s/>1 734,00 zł </text:p>
          </table:table-cell>
          <table:table-cell table:style-name="ce55" table:formula="of:=[.K26]+[.L26]+[.M26]+[.N26]+[.O26]+[.P26]" office:value-type="float" office:value="1734" calcext:value-type="float">
            <text:p><text:s/>1 734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Łóżka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384" calcext:value-type="float">
            <text:p><text:s/>384,00 zł </text:p>
          </table:table-cell>
          <table:covered-table-cell table:style-name="ce35"/>
          <table:table-cell table:style-name="ce11" office:value-type="string" calcext:value-type="string">
            <text:p>Łóżka</text:p>
          </table:table-cell>
          <table:table-cell table:style-name="ce55" table:formula="of:=[.E27]+[.F27]+[.G27]+[.H27]+[.I27]+[.J27]" office:value-type="float" office:value="2304" calcext:value-type="float">
            <text:p><text:s/>2 304,00 zł </text:p>
          </table:table-cell>
          <table:table-cell table:style-name="ce55" table:formula="of:=[.K27]+[.L27]+[.M27]+[.N27]+[.O27]+[.P27]" office:value-type="float" office:value="2304" calcext:value-type="float">
            <text:p><text:s/>2 304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Szafki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368" calcext:value-type="float">
            <text:p><text:s/>368,00 zł </text:p>
          </table:table-cell>
          <table:covered-table-cell table:style-name="ce35"/>
          <table:table-cell table:style-name="ce11" office:value-type="string" calcext:value-type="string">
            <text:p>Szafki nocne</text:p>
          </table:table-cell>
          <table:table-cell table:style-name="ce55" table:formula="of:=[.E28]+[.F28]+[.G28]+[.H28]+[.I28]+[.J28]" office:value-type="float" office:value="2208" calcext:value-type="float">
            <text:p><text:s/>2 208,00 zł </text:p>
          </table:table-cell>
          <table:table-cell table:style-name="ce55" table:formula="of:=[.K28]+[.L28]+[.M28]+[.N28]+[.O28]+[.P28]" office:value-type="float" office:value="2208" calcext:value-type="float">
            <text:p><text:s/>2 208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Stoły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352" calcext:value-type="float">
            <text:p><text:s/>352,00 zł </text:p>
          </table:table-cell>
          <table:covered-table-cell table:style-name="ce35"/>
          <table:table-cell table:style-name="ce11" office:value-type="string" calcext:value-type="string">
            <text:p>Stoły</text:p>
          </table:table-cell>
          <table:table-cell table:style-name="ce55" table:formula="of:=[.E29]+[.F29]+[.G29]+[.H29]+[.I29]+[.J29]" office:value-type="float" office:value="2112" calcext:value-type="float">
            <text:p><text:s/>2 112,00 zł </text:p>
          </table:table-cell>
          <table:table-cell table:style-name="ce55" table:formula="of:=[.K29]+[.L29]+[.M29]+[.N29]+[.O29]+[.P29]" office:value-type="float" office:value="2112" calcext:value-type="float">
            <text:p><text:s/>2 112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Krzesła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107" calcext:value-type="float">
            <text:p><text:s/>107,00 zł </text:p>
          </table:table-cell>
          <table:covered-table-cell table:style-name="ce35"/>
          <table:table-cell table:style-name="ce11" office:value-type="string" calcext:value-type="string">
            <text:p>Krzesła</text:p>
          </table:table-cell>
          <table:table-cell table:style-name="ce55" table:formula="of:=[.E30]+[.F30]+[.G30]+[.H30]+[.I30]+[.J30]" office:value-type="float" office:value="642" calcext:value-type="float">
            <text:p><text:s/>642,00 zł </text:p>
          </table:table-cell>
          <table:table-cell table:style-name="ce55" table:formula="of:=[.K30]+[.L30]+[.M30]+[.N30]+[.O30]+[.P30]" office:value-type="float" office:value="642" calcext:value-type="float">
            <text:p><text:s/>642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Stoliki kawowe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155" calcext:value-type="float">
            <text:p><text:s/>155,00 zł </text:p>
          </table:table-cell>
          <table:covered-table-cell table:style-name="ce35"/>
          <table:table-cell table:style-name="ce11" office:value-type="string" calcext:value-type="string">
            <text:p>Stoliki kawowe</text:p>
          </table:table-cell>
          <table:table-cell table:style-name="ce55" table:formula="of:=[.E31]+[.F31]+[.G31]+[.H31]+[.I31]+[.J31]" office:value-type="float" office:value="930" calcext:value-type="float">
            <text:p><text:s/>930,00 zł </text:p>
          </table:table-cell>
          <table:table-cell table:style-name="ce55" table:formula="of:=[.K31]+[.L31]+[.M31]+[.N31]+[.O31]+[.P31]" office:value-type="float" office:value="930" calcext:value-type="float">
            <text:p><text:s/>930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Sofy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832" calcext:value-type="float">
            <text:p><text:s/>832,00 zł </text:p>
          </table:table-cell>
          <table:covered-table-cell table:style-name="ce35"/>
          <table:table-cell table:style-name="ce11" office:value-type="string" calcext:value-type="string">
            <text:p>Sofy</text:p>
          </table:table-cell>
          <table:table-cell table:style-name="ce55" table:formula="of:=[.E32]+[.F32]+[.G32]+[.H32]+[.I32]+[.J32]" office:value-type="float" office:value="4992" calcext:value-type="float">
            <text:p><text:s/>4 992,00 zł </text:p>
          </table:table-cell>
          <table:table-cell table:style-name="ce55" table:formula="of:=[.K32]+[.L32]+[.M32]+[.N32]+[.O32]+[.P32]" office:value-type="float" office:value="4992" calcext:value-type="float">
            <text:p><text:s/>4 992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Fotele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244" calcext:value-type="float">
            <text:p><text:s/>244,00 zł </text:p>
          </table:table-cell>
          <table:covered-table-cell table:style-name="ce35"/>
          <table:table-cell table:style-name="ce11" office:value-type="string" calcext:value-type="string">
            <text:p>Fotele</text:p>
          </table:table-cell>
          <table:table-cell table:style-name="ce55" table:formula="of:=[.E33]+[.F33]+[.G33]+[.H33]+[.I33]+[.J33]" office:value-type="float" office:value="1464" calcext:value-type="float">
            <text:p><text:s/>1 464,00 zł </text:p>
          </table:table-cell>
          <table:table-cell table:style-name="ce55" table:formula="of:=[.K33]+[.L33]+[.M33]+[.N33]+[.O33]+[.P33]" office:value-type="float" office:value="1464" calcext:value-type="float">
            <text:p><text:s/>1 464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Szafki RTV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225" calcext:value-type="float">
            <text:p><text:s/>225,00 zł </text:p>
          </table:table-cell>
          <table:covered-table-cell table:style-name="ce35"/>
          <table:table-cell table:style-name="ce11" office:value-type="string" calcext:value-type="string">
            <text:p>Szafki RTV</text:p>
          </table:table-cell>
          <table:table-cell table:style-name="ce55" table:formula="of:=[.E34]+[.F34]+[.G34]+[.H34]+[.I34]+[.J34]" office:value-type="float" office:value="1350" calcext:value-type="float">
            <text:p><text:s/>1 350,00 zł </text:p>
          </table:table-cell>
          <table:table-cell table:style-name="ce55" table:formula="of:=[.K34]+[.L34]+[.M34]+[.N34]+[.O34]+[.P34]" office:value-type="float" office:value="1350" calcext:value-type="float">
            <text:p><text:s/>1 350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Regały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140" calcext:value-type="float">
            <text:p><text:s/>140,00 zł </text:p>
          </table:table-cell>
          <table:covered-table-cell table:style-name="ce35"/>
          <table:table-cell table:style-name="ce11" office:value-type="string" calcext:value-type="string">
            <text:p>Regały</text:p>
          </table:table-cell>
          <table:table-cell table:style-name="ce55" table:formula="of:=[.E35]+[.F35]+[.G35]+[.H35]+[.I35]+[.J35]" office:value-type="float" office:value="840" calcext:value-type="float">
            <text:p><text:s/>840,00 zł </text:p>
          </table:table-cell>
          <table:table-cell table:style-name="ce55" table:formula="of:=[.K35]+[.L35]+[.M35]+[.N35]+[.O35]+[.P35]" office:value-type="float" office:value="840" calcext:value-type="float">
            <text:p><text:s/>840,00 zł </text:p>
          </table:table-cell>
          <table:table-cell table:number-columns-repeated="1004"/>
        </table:table-row>
        <table:table-row table:style-name="ro2">
          <table:covered-table-cell table:style-name="ce35"/>
          <table:table-cell table:style-name="ce11" office:value-type="string" calcext:value-type="string">
            <text:p>Biurka</text:p>
          </table:table-cell>
          <table:table-cell table:style-name="ce2"/>
          <table:covered-table-cell table:style-name="ce35"/>
          <table:table-cell table:number-columns-repeated="12" table:style-name="ce39" office:value-type="float" office:value="255" calcext:value-type="float">
            <text:p><text:s/>255,00 zł </text:p>
          </table:table-cell>
          <table:covered-table-cell table:style-name="ce35"/>
          <table:table-cell table:style-name="ce11" office:value-type="string" calcext:value-type="string">
            <text:p>Biurka</text:p>
          </table:table-cell>
          <table:table-cell table:style-name="ce55" table:formula="of:=[.E36]+[.F36]+[.G36]+[.H36]+[.I36]+[.J36]" office:value-type="float" office:value="1530" calcext:value-type="float">
            <text:p><text:s/>1 530,00 zł </text:p>
          </table:table-cell>
          <table:table-cell table:style-name="ce55" table:formula="of:=[.K36]+[.L36]+[.M36]+[.N36]+[.O36]+[.P36]" office:value-type="float" office:value="1530" calcext:value-type="float">
            <text:p><text:s/>1 530,00 zł </text:p>
          </table:table-cell>
          <table:table-cell table:style-name="ce7" table:number-columns-repeated="1004"/>
        </table:table-row>
        <table:table-row table:style-name="ro2">
          <table:covered-table-cell table:style-name="ce35"/>
          <table:table-cell table:style-name="ce18" office:value-type="string" calcext:value-type="string">
            <text:p>Razem przychody w miesiącu</text:p>
          </table:table-cell>
          <table:table-cell table:style-name="ce29"/>
          <table:covered-table-cell table:style-name="ce35"/>
          <table:table-cell table:style-name="ce40" table:formula="of:=SUM([.E24:.E36])" office:value-type="float" office:value="3902" calcext:value-type="float">
            <text:p><text:s/>3 902,00 zł </text:p>
          </table:table-cell>
          <table:table-cell table:style-name="ce40" table:formula="of:=SUM([.F24:.F36])" office:value-type="float" office:value="3902" calcext:value-type="float">
            <text:p><text:s/>3 902,00 zł </text:p>
          </table:table-cell>
          <table:table-cell table:style-name="ce40" table:formula="of:=SUM([.G24:.G36])" office:value-type="float" office:value="3902" calcext:value-type="float">
            <text:p><text:s/>3 902,00 zł </text:p>
          </table:table-cell>
          <table:table-cell table:style-name="ce40" table:formula="of:=SUM([.H24:.H36])" office:value-type="float" office:value="3902" calcext:value-type="float">
            <text:p><text:s/>3 902,00 zł </text:p>
          </table:table-cell>
          <table:table-cell table:style-name="ce40" table:formula="of:=SUM([.I24:.I36])" office:value-type="float" office:value="3902" calcext:value-type="float">
            <text:p><text:s/>3 902,00 zł </text:p>
          </table:table-cell>
          <table:table-cell table:style-name="ce40" table:formula="of:=SUM([.J24:.J36])" office:value-type="float" office:value="3902" calcext:value-type="float">
            <text:p><text:s/>3 902,00 zł </text:p>
          </table:table-cell>
          <table:table-cell table:style-name="ce40" table:formula="of:=SUM([.K24:.K36])" office:value-type="float" office:value="3902" calcext:value-type="float">
            <text:p><text:s/>3 902,00 zł </text:p>
          </table:table-cell>
          <table:table-cell table:style-name="ce40" table:formula="of:=SUM([.L24:.L36])" office:value-type="float" office:value="3902" calcext:value-type="float">
            <text:p><text:s/>3 902,00 zł </text:p>
          </table:table-cell>
          <table:table-cell table:style-name="ce40" table:formula="of:=SUM([.M24:.M36])" office:value-type="float" office:value="3902" calcext:value-type="float">
            <text:p><text:s/>3 902,00 zł </text:p>
          </table:table-cell>
          <table:table-cell table:style-name="ce40" table:formula="of:=SUM([.N24:.N36])" office:value-type="float" office:value="3902" calcext:value-type="float">
            <text:p><text:s/>3 902,00 zł </text:p>
          </table:table-cell>
          <table:table-cell table:style-name="ce40" table:formula="of:=SUM([.O24:.O36])" office:value-type="float" office:value="3902" calcext:value-type="float">
            <text:p><text:s/>3 902,00 zł </text:p>
          </table:table-cell>
          <table:table-cell table:style-name="ce40" table:formula="of:=SUM([.P24:.P36])" office:value-type="float" office:value="3902" calcext:value-type="float">
            <text:p><text:s/>3 902,00 zł </text:p>
          </table:table-cell>
          <table:covered-table-cell table:style-name="ce35"/>
          <table:table-cell table:style-name="ce18" office:value-type="string" calcext:value-type="string">
            <text:p>Razem przychody w miesiącu</text:p>
          </table:table-cell>
          <table:table-cell table:style-name="ce55" table:formula="of:=[.E37]+[.F37]+[.G37]+[.H37]+[.I37]+[.J37]" office:value-type="float" office:value="23412" calcext:value-type="float">
            <text:p><text:s/>23 412,00 zł </text:p>
          </table:table-cell>
          <table:table-cell table:style-name="ce55" table:formula="of:=[.K37]+[.L37]+[.M37]+[.N37]+[.O37]+[.P37]" office:value-type="float" office:value="23412" calcext:value-type="float">
            <text:p><text:s/>23 412,00 zł </text:p>
          </table:table-cell>
          <table:table-cell table:number-columns-repeated="1004"/>
        </table:table-row>
        <table:table-row table:style-name="ro1">
          <table:table-cell table:style-name="ce63"/>
          <table:table-cell table:style-name="ce19"/>
          <table:table-cell table:style-name="ce30"/>
          <table:covered-table-cell table:style-name="ce35"/>
          <table:table-cell table:style-name="ce41" table:number-columns-repeated="8"/>
          <table:table-cell table:style-name="ce50"/>
          <table:table-cell table:style-name="ce41"/>
          <table:table-cell table:style-name="ce50"/>
          <table:table-cell table:style-name="ce41"/>
          <table:table-cell table:style-name="ce63" office:value-type="string" calcext:value-type="string" table:number-columns-spanned="1" table:number-rows-spanned="5">
            <text:p>WYNIK</text:p>
          </table:table-cell>
          <table:table-cell table:style-name="ce19"/>
          <table:table-cell table:style-name="ce38"/>
          <table:table-cell table:style-name="ce59"/>
          <table:table-cell table:style-name="ce7" table:number-columns-repeated="1004"/>
        </table:table-row>
        <table:table-row table:style-name="ro2">
          <table:table-cell table:style-name="ce5"/>
          <table:table-cell table:style-name="ce18" office:value-type="string" calcext:value-type="string">
            <text:p>wynik finansowy brutto</text:p>
          </table:table-cell>
          <table:table-cell table:style-name="ce20"/>
          <table:table-cell table:style-name="ce63" office:value-type="string" calcext:value-type="string" table:number-columns-spanned="1" table:number-rows-spanned="5">
            <text:p>WYNIK</text:p>
          </table:table-cell>
          <table:table-cell table:style-name="ce42" table:formula="of:=[.E37]-[.E19]" office:value-type="float" office:value="2386.42" calcext:value-type="float">
            <text:p><text:s/>2 386,42 zł </text:p>
          </table:table-cell>
          <table:table-cell table:style-name="ce46" table:formula="of:=[.F37]-[.F19]" office:value-type="float" office:value="2385.42" calcext:value-type="float">
            <text:p><text:s/>2 385,42 zł </text:p>
          </table:table-cell>
          <table:table-cell table:style-name="ce46" table:formula="of:=[.G37]-[.G19]" office:value-type="float" office:value="2484.42" calcext:value-type="float">
            <text:p><text:s/>2 484,42 zł </text:p>
          </table:table-cell>
          <table:table-cell table:style-name="ce48" table:formula="of:=[.H37]-[.H19]" office:value-type="float" office:value="2383.42" calcext:value-type="float">
            <text:p><text:s/>2 383,42 zł </text:p>
          </table:table-cell>
          <table:table-cell table:style-name="ce48" table:formula="of:=[.I37]-[.I19]" office:value-type="float" office:value="2382.42" calcext:value-type="float">
            <text:p><text:s/>2 382,42 zł </text:p>
          </table:table-cell>
          <table:table-cell table:style-name="ce48" table:formula="of:=[.J37]-[.J19]" office:value-type="float" office:value="2481.42" calcext:value-type="float">
            <text:p><text:s/>2 481,42 zł </text:p>
          </table:table-cell>
          <table:table-cell table:style-name="ce48" table:formula="of:=[.K37]-[.K19]" office:value-type="float" office:value="2380.42" calcext:value-type="float">
            <text:p><text:s/>2 380,42 zł </text:p>
          </table:table-cell>
          <table:table-cell table:style-name="ce48" table:formula="of:=[.L37]-[.L19]" office:value-type="float" office:value="2379.42" calcext:value-type="float">
            <text:p><text:s/>2 379,42 zł </text:p>
          </table:table-cell>
          <table:table-cell table:style-name="ce51" table:formula="of:=[.M37]-[.M19]" office:value-type="float" office:value="2478.42" calcext:value-type="float">
            <text:p><text:s/>2 478,42 zł </text:p>
          </table:table-cell>
          <table:table-cell table:style-name="ce48" table:formula="of:=[.N37]-[.N19]" office:value-type="float" office:value="2377.42" calcext:value-type="float">
            <text:p><text:s/>2 377,42 zł </text:p>
          </table:table-cell>
          <table:table-cell table:style-name="ce51" table:formula="of:=[.O37]-[.O19]" office:value-type="float" office:value="2376.42" calcext:value-type="float">
            <text:p><text:s/>2 376,42 zł </text:p>
          </table:table-cell>
          <table:table-cell table:style-name="ce48" table:formula="of:=[.P37]-[.P19]" office:value-type="float" office:value="2475.42" calcext:value-type="float">
            <text:p><text:s/>2 475,42 zł </text:p>
          </table:table-cell>
          <table:covered-table-cell table:style-name="ce63"/>
          <table:table-cell table:style-name="ce53" table:formula="of:=[.B39]" office:value-type="string" office:string-value="wynik finansowy brutto" calcext:value-type="string">
            <text:p>wynik finansowy brutto</text:p>
          </table:table-cell>
          <table:table-cell table:style-name="ce48" table:formula="of:=[.E39]+[.F39]+[.G39]+[.H39]+[.I39]+[.J39]" office:value-type="float" office:value="14503.52" calcext:value-type="float">
            <text:p><text:s/>14 503,52 zł </text:p>
          </table:table-cell>
          <table:table-cell table:style-name="ce48" table:formula="of:=[.K39]+[.L39]+[.M39]+[.N39]+[.O39]+[.P39]" office:value-type="float" office:value="14467.52" calcext:value-type="float">
            <text:p><text:s/>14 467,52 zł </text:p>
          </table:table-cell>
          <table:table-cell table:style-name="ce7" table:number-columns-repeated="1004"/>
        </table:table-row>
        <table:table-row table:style-name="ro2">
          <table:table-cell table:style-name="ce6"/>
          <table:table-cell table:style-name="ce20" office:value-type="string" calcext:value-type="string">
            <text:p>zaliczka na podatek dochodowy 19%</text:p>
          </table:table-cell>
          <table:table-cell table:style-name="ce31"/>
          <table:covered-table-cell table:style-name="ce63"/>
          <table:table-cell table:style-name="ce43" table:formula="of:=IF([.E39]&lt;=0;0;[.E39]*0.19)" office:value-type="float" office:value="453.4198" calcext:value-type="float">
            <text:p><text:s/>453,42 zł </text:p>
          </table:table-cell>
          <table:table-cell table:style-name="ce43" table:formula="of:=IF([.F39]&lt;=0;0;[.F39]*0.19)" office:value-type="float" office:value="453.2298" calcext:value-type="float">
            <text:p><text:s/>453,23 zł </text:p>
          </table:table-cell>
          <table:table-cell table:style-name="ce43" table:formula="of:=IF([.G39]&lt;=0;0;[.G39]*0.19)" office:value-type="float" office:value="472.0398" calcext:value-type="float">
            <text:p><text:s/>472,04 zł </text:p>
          </table:table-cell>
          <table:table-cell table:style-name="ce43" table:formula="of:=IF([.H39]&lt;=0;0;[.H39]*0.19)" office:value-type="float" office:value="452.8498" calcext:value-type="float">
            <text:p><text:s/>452,85 zł </text:p>
          </table:table-cell>
          <table:table-cell table:style-name="ce43" table:formula="of:=IF([.I39]&lt;=0;0;[.I39]*0.19)" office:value-type="float" office:value="452.6598" calcext:value-type="float">
            <text:p><text:s/>452,66 zł </text:p>
          </table:table-cell>
          <table:table-cell table:style-name="ce43" table:formula="of:=IF([.J39]&lt;=0;0;[.J39]*0.19)" office:value-type="float" office:value="471.4698" calcext:value-type="float">
            <text:p><text:s/>471,47 zł </text:p>
          </table:table-cell>
          <table:table-cell table:style-name="ce43" table:formula="of:=IF([.K39]&lt;=0;0;[.K39]*0.19)" office:value-type="float" office:value="452.2798" calcext:value-type="float">
            <text:p><text:s/>452,28 zł </text:p>
          </table:table-cell>
          <table:table-cell table:style-name="ce43" table:formula="of:=IF([.L39]&lt;=0;0;[.L39]*0.19)" office:value-type="float" office:value="452.0898" calcext:value-type="float">
            <text:p><text:s/>452,09 zł </text:p>
          </table:table-cell>
          <table:table-cell table:style-name="ce43" table:formula="of:=IF([.M39]&lt;=0;0;[.M39]*0.19)" office:value-type="float" office:value="470.8998" calcext:value-type="float">
            <text:p><text:s/>470,90 zł </text:p>
          </table:table-cell>
          <table:table-cell table:style-name="ce43" table:formula="of:=IF([.N39]&lt;=0;0;[.N39]*0.19)" office:value-type="float" office:value="451.7098" calcext:value-type="float">
            <text:p><text:s/>451,71 zł </text:p>
          </table:table-cell>
          <table:table-cell table:style-name="ce43" table:formula="of:=IF([.O39]&lt;=0;0;[.O39]*0.19)" office:value-type="float" office:value="451.5198" calcext:value-type="float">
            <text:p><text:s/>451,52 zł </text:p>
          </table:table-cell>
          <table:table-cell table:style-name="ce43" table:formula="of:=IF([.P39]&lt;=0;0;[.P39]*0.19)" office:value-type="float" office:value="470.3298" calcext:value-type="float">
            <text:p><text:s/>470,33 zł </text:p>
          </table:table-cell>
          <table:covered-table-cell table:style-name="ce63"/>
          <table:table-cell table:style-name="ce53" table:formula="of:=[.B40]" office:value-type="string" office:string-value="zaliczka na podatek dochodowy 19%" calcext:value-type="string">
            <text:p>zaliczka na podatek dochodowy 19%</text:p>
          </table:table-cell>
          <table:table-cell table:style-name="ce48" table:formula="of:=[.E40]+[.F40]+[.G40]+[.H40]+[.I40]+[.J40]" office:value-type="float" office:value="2755.6688" calcext:value-type="float">
            <text:p><text:s/>2 755,67 zł </text:p>
          </table:table-cell>
          <table:table-cell table:style-name="ce48" table:formula="of:=[.K40]+[.L40]+[.M40]+[.N40]+[.O40]+[.P40]" office:value-type="float" office:value="2748.8288" calcext:value-type="float">
            <text:p><text:s/>2 748,83 zł </text:p>
          </table:table-cell>
          <table:table-cell table:number-columns-repeated="1004"/>
        </table:table-row>
        <table:table-row table:style-name="ro2">
          <table:table-cell/>
          <table:table-cell table:style-name="ce21" office:value-type="string" calcext:value-type="string">
            <text:p>wynik finansowy netto</text:p>
          </table:table-cell>
          <table:table-cell table:style-name="ce32"/>
          <table:covered-table-cell table:style-name="ce63"/>
          <table:table-cell table:style-name="ce44" table:formula="of:=IF([.E39]&lt;=0;[.E39];[.E39]-[.E40])" office:value-type="float" office:value="1933.0002" calcext:value-type="float">
            <text:p><text:s/>1 933,00 zł </text:p>
          </table:table-cell>
          <table:table-cell table:style-name="ce44" table:formula="of:=IF([.F39]&lt;=0;[.F39];[.F39]-[.F40])" office:value-type="float" office:value="1932.1902" calcext:value-type="float">
            <text:p><text:s/>1 932,19 zł </text:p>
          </table:table-cell>
          <table:table-cell table:style-name="ce44" table:formula="of:=IF([.G39]&lt;=0;[.G39];[.G39]-[.G40])" office:value-type="float" office:value="2012.3802" calcext:value-type="float">
            <text:p><text:s/>2 012,38 zł </text:p>
          </table:table-cell>
          <table:table-cell table:style-name="ce44" table:formula="of:=IF([.H39]&lt;=0;[.H39];[.H39]-[.H40])" office:value-type="float" office:value="1930.5702" calcext:value-type="float">
            <text:p><text:s/>1 930,57 zł </text:p>
          </table:table-cell>
          <table:table-cell table:style-name="ce44" table:formula="of:=IF([.I39]&lt;=0;[.I39];[.I39]-[.I40])" office:value-type="float" office:value="1929.7602" calcext:value-type="float">
            <text:p><text:s/>1 929,76 zł </text:p>
          </table:table-cell>
          <table:table-cell table:style-name="ce44" table:formula="of:=IF([.J39]&lt;=0;[.J39];[.J39]-[.J40])" office:value-type="float" office:value="2009.9502" calcext:value-type="float">
            <text:p><text:s/>2 009,95 zł </text:p>
          </table:table-cell>
          <table:table-cell table:style-name="ce44" table:formula="of:=IF([.K39]&lt;=0;[.K39];[.K39]-[.K40])" office:value-type="float" office:value="1928.1402" calcext:value-type="float">
            <text:p><text:s/>1 928,14 zł </text:p>
          </table:table-cell>
          <table:table-cell table:style-name="ce44" table:formula="of:=IF([.L39]&lt;=0;[.L39];[.L39]-[.L40])" office:value-type="float" office:value="1927.3302" calcext:value-type="float">
            <text:p><text:s/>1 927,33 zł </text:p>
          </table:table-cell>
          <table:table-cell table:style-name="ce44" table:formula="of:=IF([.M39]&lt;=0;[.M39];[.M39]-[.M40])" office:value-type="float" office:value="2007.5202" calcext:value-type="float">
            <text:p><text:s/>2 007,52 zł </text:p>
          </table:table-cell>
          <table:table-cell table:style-name="ce44" table:formula="of:=IF([.N39]&lt;=0;[.N39];[.N39]-[.N40])" office:value-type="float" office:value="1925.7102" calcext:value-type="float">
            <text:p><text:s/>1 925,71 zł </text:p>
          </table:table-cell>
          <table:table-cell table:style-name="ce44" table:formula="of:=IF([.O39]&lt;=0;[.O39];[.O39]-[.O40])" office:value-type="float" office:value="1924.9002" calcext:value-type="float">
            <text:p><text:s/>1 924,90 zł </text:p>
          </table:table-cell>
          <table:table-cell table:style-name="ce44" table:formula="of:=IF([.P39]&lt;=0;[.P39];[.P39]-[.P40])" office:value-type="float" office:value="2005.0902" calcext:value-type="float">
            <text:p><text:s/>2 005,09 zł </text:p>
          </table:table-cell>
          <table:covered-table-cell table:style-name="ce63"/>
          <table:table-cell table:style-name="ce54" table:formula="of:=[.B41]" office:value-type="string" office:string-value="wynik finansowy netto" calcext:value-type="string">
            <text:p>wynik finansowy netto</text:p>
          </table:table-cell>
          <table:table-cell table:style-name="ce57" table:formula="of:=[.E41]+[.F41]+[.G41]+[.H41]+[.I41]+[.J41]" office:value-type="float" office:value="11747.8512" calcext:value-type="float">
            <text:p><text:s/>11 747,85 zł </text:p>
          </table:table-cell>
          <table:table-cell table:style-name="ce57" table:formula="of:=[.K41]+[.L41]+[.M41]+[.N41]+[.O41]+[.P41]" office:value-type="float" office:value="11718.6912" calcext:value-type="float">
            <text:p><text:s/>11 718,69 zł </text:p>
          </table:table-cell>
          <table:table-cell table:number-columns-repeated="1004"/>
        </table:table-row>
        <table:table-row table:style-name="ro2">
          <table:table-cell table:style-name="ce7"/>
          <table:table-cell table:number-columns-repeated="2"/>
          <table:covered-table-cell table:style-name="ce63"/>
          <table:table-cell table:number-columns-repeated="12"/>
          <table:covered-table-cell table:style-name="ce63"/>
          <table:table-cell table:number-columns-repeated="3"/>
          <table:table-cell table:style-name="ce7" table:number-columns-repeated="1004"/>
        </table:table-row>
        <table:table-row table:style-name="ro2">
          <table:table-cell/>
          <table:table-cell table:style-name="ce22" office:value-type="string" calcext:value-type="string">
            <text:p>wynik finansowy netto narastająco</text:p>
          </table:table-cell>
          <table:table-cell table:style-name="ce33"/>
          <table:covered-table-cell table:style-name="ce63"/>
          <table:table-cell table:style-name="ce45" table:formula="of:=[.E41]" office:value-type="float" office:value="1933.0002" calcext:value-type="float">
            <text:p><text:s/>1 933,00 zł </text:p>
          </table:table-cell>
          <table:table-cell table:style-name="ce47" table:formula="of:=[.E43]+[.F41]" office:value-type="float" office:value="3865.1904" calcext:value-type="float">
            <text:p><text:s/>3 865,19 zł </text:p>
          </table:table-cell>
          <table:table-cell table:style-name="ce47" table:formula="of:=[.F43]+[.G41]" office:value-type="float" office:value="5877.5706" calcext:value-type="float">
            <text:p><text:s/>5 877,57 zł </text:p>
          </table:table-cell>
          <table:table-cell table:style-name="ce47" table:formula="of:=[.G43]+[.H41]" office:value-type="float" office:value="7808.1408" calcext:value-type="float">
            <text:p><text:s/>7 808,14 zł </text:p>
          </table:table-cell>
          <table:table-cell table:style-name="ce47" table:formula="of:=[.H43]+[.I41]" office:value-type="float" office:value="9737.901" calcext:value-type="float">
            <text:p><text:s/>9 737,90 zł </text:p>
          </table:table-cell>
          <table:table-cell table:style-name="ce47" table:formula="of:=[.I43]+[.J41]" office:value-type="float" office:value="11747.8512" calcext:value-type="float">
            <text:p><text:s/>11 747,85 zł </text:p>
          </table:table-cell>
          <table:table-cell table:style-name="ce47" table:formula="of:=[.J43]+[.K41]" office:value-type="float" office:value="13675.9914" calcext:value-type="float">
            <text:p><text:s/>13 675,99 zł </text:p>
          </table:table-cell>
          <table:table-cell table:style-name="ce47" table:formula="of:=[.K43]+[.L41]" office:value-type="float" office:value="15603.3216" calcext:value-type="float">
            <text:p><text:s/>15 603,32 zł </text:p>
          </table:table-cell>
          <table:table-cell table:style-name="ce47" table:formula="of:=[.L43]+[.M41]" office:value-type="float" office:value="17610.8418" calcext:value-type="float">
            <text:p><text:s/>17 610,84 zł </text:p>
          </table:table-cell>
          <table:table-cell table:style-name="ce47" table:formula="of:=[.M43]+[.N41]" office:value-type="float" office:value="19536.552" calcext:value-type="float">
            <text:p><text:s/>19 536,55 zł </text:p>
          </table:table-cell>
          <table:table-cell table:style-name="ce47" table:formula="of:=[.N43]+[.O41]" office:value-type="float" office:value="21461.4522" calcext:value-type="float">
            <text:p><text:s/>21 461,45 zł </text:p>
          </table:table-cell>
          <table:table-cell table:style-name="ce47" table:formula="of:=[.O43]+[.P41]" office:value-type="float" office:value="23466.5424" calcext:value-type="float">
            <text:p><text:s/>23 466,54 zł </text:p>
          </table:table-cell>
          <table:table-cell/>
          <table:table-cell table:style-name="ce22" table:formula="of:=[.B43]" office:value-type="string" office:string-value="wynik finansowy netto narastająco" calcext:value-type="string">
            <text:p>wynik finansowy netto narastająco</text:p>
          </table:table-cell>
          <table:table-cell table:style-name="ce47" table:formula="of:=[.J43]" office:value-type="float" office:value="11747.8512" calcext:value-type="float">
            <text:p><text:s/>11 747,85 zł </text:p>
          </table:table-cell>
          <table:table-cell table:style-name="ce47" table:formula="of:=[.P43]-[.J43]" office:value-type="float" office:value="11718.6912" calcext:value-type="float">
            <text:p><text:s/>11 718,69 zł </text:p>
          </table:table-cell>
          <table:table-cell table:number-columns-repeated="100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naliza_kosztów" table:base-cell-address="$'CAŁY ROK'.$A$1" table:expression="NA()"/>
        <table:named-expression table:name="Analiza_przychodów" table:base-cell-address="$'CAŁY ROK'.$A$1" table:expression="NA()"/>
        <table:named-expression table:name="Biznesplan" table:base-cell-address="$'CAŁY ROK'.$A$1" table:expression="NA()"/>
        <table:named-expression table:name="Biznesplan_III_i_IV_kw_2001" table:base-cell-address="$'CAŁY ROK'.$A$1" table:expression="NA()"/>
        <table:named-range table:name="Biznesplan_I_i_II_kw_2001" table:base-cell-address="$'CAŁY ROK'.$A$1" table:cell-range-address="$'CAŁY ROK'.$P$12"/>
        <table:named-expression table:name="Inwestycje" table:base-cell-address="$'CAŁY ROK'.$A$1" table:expression="NA()"/>
        <table:named-expression table:name="Koszty" table:base-cell-address="$'CAŁY ROK'.$A$1" table:expression="NA()"/>
        <table:named-expression table:name="Obliczanie_pensji" table:base-cell-address="$'CAŁY ROK'.$A$1" table:expression="NA()"/>
        <table:named-expression table:name="Przychody" table:base-cell-address="$'CAŁY ROK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1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pl" number:country="PL">zł</number:currency-symbol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35mm" fo:margin-right="20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 style:data-style-name="N2" text:time-value="05:01:37.870373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ŁY_20_ROK" style:display-name="PageStyle_CAŁY RO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95</meta:initial-creator>
    <meta:creation-date>2000-08-10T16:20:56</meta:creation-date>
    <dc:date>2017-05-15T05:02:18.267744585</dc:date>
    <meta:print-date>2002-08-20T13:48:39</meta:print-date>
    <meta:editing-cycles>11</meta:editing-cycles>
    <meta:editing-duration>PT1H41M2S</meta:editing-duration>
    <meta:generator>LibreOffice/5.3.2.2$Linux_X86_64 LibreOffice_project/30m0$Build-2</meta:generator>
    <meta:document-statistic meta:table-count="1" meta:cell-count="514" meta:object-count="0"/>
  </office:meta>
</office:document-meta>
</file>